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39134" officeooo:paragraph-rsid="00139134"/>
    </style:style>
    <style:style style:name="P2" style:family="paragraph" style:parent-style-name="Horizontal_20_Line">
      <style:paragraph-properties fo:orphans="2" fo:widows="2"/>
    </style:style>
    <style:style style:name="P3" style:family="paragraph" style:parent-style-name="Heading_20_2">
      <style:text-properties officeooo:rsid="00143002" officeooo:paragraph-rsid="00143002"/>
    </style:style>
    <style:style style:name="P4" style:family="paragraph" style:parent-style-name="Heading_20_4">
      <style:text-properties officeooo:paragraph-rsid="001734e3"/>
    </style:style>
    <style:style style:name="P5" style:family="paragraph" style:parent-style-name="Quellcode">
      <style:text-properties officeooo:paragraph-rsid="001734e3"/>
    </style:style>
    <style:style style:name="P6" style:family="paragraph" style:parent-style-name="Quellcode">
      <style:text-properties officeooo:paragraph-rsid="001b877a"/>
    </style:style>
    <style:style style:name="P7" style:family="paragraph" style:parent-style-name="Standard">
      <style:text-properties officeooo:paragraph-rsid="00143002"/>
    </style:style>
    <style:style style:name="P8" style:family="paragraph" style:parent-style-name="Standard">
      <style:text-properties officeooo:paragraph-rsid="001734e3"/>
    </style:style>
    <style:style style:name="P9" style:family="paragraph" style:parent-style-name="Standard">
      <style:text-properties officeooo:paragraph-rsid="00185187"/>
    </style:style>
    <style:style style:name="P10" style:family="paragraph" style:parent-style-name="Standard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P11" style:family="paragraph" style:parent-style-name="Text_20_body">
      <style:text-properties officeooo:paragraph-rsid="00185187"/>
    </style:style>
    <style:style style:name="P12" style:family="paragraph" style:parent-style-name="Standard">
      <style:text-properties officeooo:paragraph-rsid="00143002"/>
    </style:style>
    <style:style style:name="T1" style:family="text">
      <style:text-properties officeooo:rsid="00139134"/>
    </style:style>
    <style:style style:name="T2" style:family="text">
      <style:text-properties fo:font-variant="normal" fo:text-transform="none" fo:color="#000000" loext:opacity="100%" style:font-name="Times New Roman1" fo:letter-spacing="normal" fo:font-style="normal" fo:font-weight="normal"/>
    </style:style>
    <style:style style:name="T3" style:family="text">
      <style:text-properties fo:font-style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officeooo:rsid="00143002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43002"/>
    </style:style>
    <style:style style:name="T8" style:family="text">
      <style:text-properties fo:language="en" fo:country="US" officeooo:rsid="001734e3"/>
    </style:style>
    <style:style style:name="T9" style:family="text">
      <style:text-properties fo:language="en" fo:country="US" officeooo:rsid="001841d0"/>
    </style:style>
    <style:style style:name="T10" style:family="text">
      <style:text-properties fo:language="en" fo:country="US" officeooo:rsid="001afb09"/>
    </style:style>
    <style:style style:name="T11" style:family="text">
      <style:text-properties fo:color="#dcdcaa" loext:opacity="100%" style:font-name="Consolas" fo:font-size="10.5pt" fo:language="en" fo:country="US" fo:font-weight="normal" officeooo:rsid="00143002" fo:background-color="#1e1e1e" loext:char-shading-value="0"/>
    </style:style>
    <style:style style:name="T12" style:family="text">
      <style:text-properties fo:color="#dcdcaa" loext:opacity="100%" style:font-name="Consolas" fo:font-size="10.5pt" fo:font-weight="normal" fo:background-color="#1e1e1e" loext:char-shading-value="0"/>
    </style:style>
    <style:style style:name="T13" style:family="text">
      <style:text-properties officeooo:rsid="001734e3"/>
    </style:style>
    <style:style style:name="T14" style:family="text">
      <style:text-properties officeooo:rsid="00185187"/>
    </style:style>
    <style:style style:name="T15" style:family="text">
      <style:text-properties officeooo:rsid="001c8f98"/>
    </style:style>
    <style:style style:name="T16" style:family="text">
      <style:text-properties officeooo:rsid="001d8a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AuditLog</text:h>
      <text:h text:style-name="P3" text:outline-level="2">Purpose</text:h>
      <text:p text:style-name="Standard">Document all changes to tables and keep an auditlog with user who did those, timestamp, current and previous value.</text:p>
      <text:h text:style-name="Heading_20_2" text:outline-level="2">Information</text:h>
      <text:p text:style-name="Standard"><text:span text:style-name="T2">I have tried to make the installation as easy as possible.<text:line-break/>However, with the certain knowledge that no matter how idiot proof you make something - nature will provide a better idiot, I feel I must add the following:<text:line-break/></text:span><text:span text:style-name="Hinweis">Despite the fact that I have used this installation procedure on 11 different applications built with AppGini, I in NO way take ANY responsibility for mistakes in the code or that YOU might make - ALWAYS backup you files before attempting a major modification!</text:span></text:p>
      <text:h text:style-name="Heading_20_3" text:outline-level="3">Versions</text:h>
      <text:p text:style-name="P7">Adjustments by Olaf Nöhring, 20<text:span text:style-name="T5">2</text:span>1-<text:span text:style-name="T5">01</text:span> (<text:a xlink:type="simple" xlink:href="https://datenbank-projekt.de/" text:style-name="Internet_20_link" text:visited-style-name="Visited_20_Internet_20_Link">https://datenbank-projekt.de</text:a>):</text:p>
      <text:p text:style-name="P7">- <text:span text:style-name="T15">removed bug when record is deleted </text:span><text:span text:style-name="T16">(v1.71)</text:span></text:p>
      <text:p text:style-name="P7">- <text:span text:style-name="T5">added possibility </text:span><text:span text:style-name="T7">to easily d</text:span><text:span text:style-name="T5">efine the name of your auditor table in the beginning of the the files auditLog_functions.php and /admin/auditLog.php</text:span></text:p>
      <text:p text:style-name="P7">- <text:span text:style-name="T5">changed code in the way that now the order of fields in the database must not match the order of fields in your AppGini application anymore. </text:span><text:span text:style-name="T7">In previous versions the order must be the same, otherwise it would mess up the logging. Now this problem should be solved.</text:span></text:p>
      <text:p text:style-name="P7"><text:span text:style-name="T7">- added a new</text:span><text:span text:style-name="T6"> funct</text:span><text:span text:style-name="T7">ion </text:span><text:span text:style-name="T11">Audit_Manually</text:span><text:span text:style-name="T7"> which allows checking for changes on another table and documenting those (see description below for more information).</text:span></text:p>
      <text:p text:style-name="P7"><text:span text:style-name="T7">- </text:span><text:span text:style-name="T9">transformed docs to PDF for easier editing</text:span></text:p>
      <text:p text:style-name="P7"><text:span text:style-name="T9">- </text:span><text:span text:style-name="T10">changed audit_tableSQL.sql to make larger fields for table and fieldnames </text:span></text:p>
      <text:p text:style-name="P7"/>
      <text:p text:style-name="Standard">Adjustments by Olaf Nöhring, 2019-12 (<text:a xlink:type="simple" xlink:href="https://datenbank-projekt.de/" text:style-name="Internet_20_link" text:visited-style-name="Visited_20_Internet_20_Link">https://datenbank-projekt.de</text:a>):<text:line-break/>- improved INSERTION: Now, all non-empty fields are written to the auditor table after insert. Until now, only the new primary key was written. - you can easily use a different table name for teh auditor. Simply adjust</text:p>
      <text:p text:style-name="Standard">$audittablename = "auditor";</text:p>
      <text:p text:style-name="Standard">in function table_after_change in auditLog_functions.php (and the setup sql or course). - changed auditor table name from Auditor to auditor (script and setup). Note: On Linux systems the tablenames are case sensitive!</text:p>
      <text:p text:style-name="P10"/>
      <text:p text:style-name="Standard"><text:span text:style-name="T2">Adjustments by Olaf Nöhring, 2019-06 (</text:span><text:a xlink:type="simple" xlink:href="https://datenbank-projekt.de/" text:style-name="Internet_20_link" text:visited-style-name="Visited_20_Internet_20_Link">https://datenbank-projekt.de</text:a><text:span text:style-name="T2">):<text:line-break/>- Trick: Added in docs. Remove access to Auditor from Admin menu, but use regular AppGini table instead, so Auditor stays even when application is regenerated.<text:line-break/>- Trick: Remove changes from 'application_root/lib.php', instead place code in config.php which stays in place, even when the application is regenerated.<text:line-break/>- Changes to auditLog_functions.php, added , $eo to SQL queries (following </text:span><text:a xlink:type="simple" xlink:href="https://forums.appgini.com/phpbb/memberlist.php?mode=viewprofile&amp;u=8816" text:style-name="Internet_20_link" text:visited-style-name="Visited_20_Internet_20_Link">vaalonv tip</text:a><text:span text:style-name="T2">)<text:line-break/>- Instead of foreign keys you will see the values the user actually selected (old code to see FKs still </text:span><text:soft-page-break/><text:span text:style-name="T2">in the file). For this </text:span><text:span text:style-name="Strong_20_Emphasis"><text:span text:style-name="T2">to work correct, make sure</text:span></text:span><text:span text:style-name="T2"> the order of the fields in your database is exactly like the order of the fields in specific table in AppGini!</text:span></text:p>
      <text:p text:style-name="P2"/>
      <text:h text:style-name="Heading_20_2" text:outline-level="2">Installation</text:h>
      <text:p text:style-name="Standard"><text:span text:style-name="Hinweis">ATTENTION!!</text:span></text:p>
      <text:p text:style-name="Standard">Note 1. For the Search/Replace I used 'Notepad++' available here : <text:a xlink:type="simple" xlink:href="https://notepad-plus-plus.org/%20" text:style-name="Internet_20_link" text:visited-style-name="Visited_20_Internet_20_Link">Notepad++ Home Page</text:a><text:line-break/><text:line-break/>Note 2. I suggest that you wait till your application is ready to go to production before making these changes - although this is NOT essential - (with the proviso that you BACK UP YOUR FILES FIRST!)<text:line-break/><text:line-break/>Note 3. When it comes to the tedious task of doing the Search/Replace in the Hooks folder. I suggest that you copy the hook files ONLY for the tables you wish to monitor into a separate directory and then BACKUP that directory. I further suggest that you not include 'Lookup' tables.<text:line-break/>This way, you can do it speedily using Notepad++'s Search/Replace facility 'Find in Files' and do them all in just six shots.</text:p>
      <text:p text:style-name="Horizontal_20_Line"/>
      <text:h text:style-name="Heading_20_3" text:outline-level="3">1. Create the Audit Log Table using the <text:span text:style-name="T3">audit_tableSQL.sql</text:span> file provided.</text:h>
      <text:h text:style-name="Heading_20_3" text:outline-level="3">2. Copy and then Extract the <text:span text:style-name="T3">auditlog_files.zip</text:span> in your application root folder.</text:h>
      <text:p text:style-name="Standard">The zip file contain only 2 files:<text:line-break/>'auditLog_functions.php' -&gt; The functions that allow the audit log to work.<text:line-break/>'admin/auditLog.php' -&gt; A table (filterable and pageable) that will be added to the Admin Menu Options.</text:p>
      <text:h text:style-name="Heading_20_3" text:outline-level="3">3. Essential File Modifications</text:h>
      <text:h text:style-name="P4" text:outline-level="4"><text:span text:style-name="T13">3.1 </text:span>In 'application_root/config.php':</text:h>
      <text:p text:style-name="P8">Add the following to the bottom of the file.</text:p>
      <text:p text:style-name="P8"/>
      <text:p text:style-name="P5">if (session_status() == PHP_SESSION_NONE) { session_start(); }<text:tab/></text:p>
      <text:p text:style-name="P5">$_SESSION['dbase'] = $dbDatabase;</text:p>
      <text:p text:style-name="P5">if (!function_exists('table_before_change')) {<text:tab/></text:p>
      <text:p text:style-name="P5"><text:tab/>$currDir = dirname(__FILE__);<text:tab/><text:tab/></text:p>
      <text:p text:style-name="P5"><text:tab/>@require("$currDir/hooks/auditLog_functions.php");</text:p>
      <text:p text:style-name="P5">}</text:p>
      <text:p text:style-name="Standard"/>
      <text:h text:style-name="P4" text:outline-level="4"><text:span text:style-name="T13">3.2 </text:span>In 'admin/incHeader.php' - (Adds page to the Admin Menu Options.)</text:h>
      <text:p text:style-name="Trick">Trick:</text:p>
      <text:p text:style-name="Trick">If you create a table in AppGini with the name as the Auditor table (i.e. Auditor) and the same fields (case sensitive) as the in the Auditor table, you can build a regular Audit-Table button from AppGini and let user access that with the regular permissions.<text:line-break/>Maybe you want to make sure, that noone can change anything in that table.<text:line-break/><text:soft-page-break/>If you to this, you do not need to make changes in 'admin/incHeader.php' as described now (and thus Auditor will stay in your application even when regenerated.</text:p>
      <text:p text:style-name="Standard"/>
      <text:p text:style-name="Standard">Do find for:</text:p>
      <text:p text:style-name="Standard"/>
      <text:p text:style-name="Quellcode">&lt;a class="navbar-brand" href="pageHome.php"&gt;&lt;span class="text-warning"&gt;&lt;i class="glyphicon glyphicon-wrench"&gt;&lt;/i&gt; Admin Area&lt;/span&gt;&lt;/a&gt;</text:p>
      <text:p text:style-name="Standard"/>
      <text:p text:style-name="Standard">and replace with:</text:p>
      <text:p text:style-name="Standard"/>
      <text:p text:style-name="Quellcode">&lt;a class="navbar-brand" href="pageHome.php"&gt;&lt;span class="text-warning"&gt;&lt;i class="glyphicon glyphicon-wrench"&gt;&lt;/i&gt; Admin Area&lt;/span&gt;&lt;/a&gt;&lt;a class="navbar-brand" href="auditLog.php"&gt;&lt;span class="text-warning-1"&gt;&lt;i class="glyphicon glyphicon-tasks"&gt;&lt;/i&gt; Audit Log&lt;/span&gt;&lt;/a&gt;</text:p>
      <text:p text:style-name="Standard"/>
      <text:h text:style-name="Heading_20_3" text:outline-level="3">4. The HOOKs folder. <text:span text:style-name="T4">After you've read Note 3, above:</text:span></text:h>
      <text:p text:style-name="Standard">In the temp folder that contains the Hooks for the tables that you wish to monitor:</text:p>
      <text:p text:style-name="Standard">A. Do 'find in files' for: (Remember to set the correct directory!)</text:p>
      <text:p text:style-name="Standard"/>
      <text:p text:style-name="Quellcode">init(&amp;$options, $memberInfo, &amp;$args){</text:p>
      <text:p text:style-name="Standard"/>
      <text:p text:style-name="Standard">and replace with:</text:p>
      <text:p text:style-name="Standard"/>
      <text:p text:style-name="P6">init(&amp;$options, $memberInfo, &amp;$args){</text:p>
      <text:p text:style-name="P6">$_SESSION ['tablenam'] = $options→TableName;</text:p>
      <text:p text:style-name="P6">$_SESSION ['tableID'] = $options→PrimaryKey;</text:p>
      <text:p text:style-name="P6">$tableID = $_SESSION ['tableID'];</text:p>
      <text:p text:style-name="Standard"/>
      <text:p text:style-name="Standard">B. Do 'find in files' for:</text:p>
      <text:p text:style-name="Standard"/>
      <text:p text:style-name="Quellcode">after_insert($data, $memberInfo, &amp;$args){</text:p>
      <text:p text:style-name="Standard"/>
      <text:p text:style-name="Standard">and replace with:</text:p>
      <text:p text:style-name="Standard"/>
      <text:p text:style-name="P6">after_insert($data, $memberInfo, &amp;$args){</text:p>
      <text:p text:style-name="P6">table_after_change($_SESSION ['dbase'], $_SESSION['tablenam'], $memberInfo['username'], $memberInfo['IP'], $data['selectedID'], $_SESSION['tableID'], "INSERTION");</text:p>
      <text:p text:style-name="Standard"/>
      <text:p text:style-name="Standard">C. Do 'find in files' for:</text:p>
      <text:p text:style-name="Standard"/>
      <text:p text:style-name="Quellcode">before_update(&amp;$data, $memberInfo, &amp;$args){</text:p>
      <text:p text:style-name="Standard"/>
      <text:p text:style-name="Standard">and replace with:</text:p>
      <text:p text:style-name="Standard"/>
      <text:p text:style-name="P6"><text:soft-page-break/>before_update(&amp;$data, $memberInfo, &amp;$args){</text:p>
      <text:p text:style-name="P6">table_before_change($_SESSION['tablenam'], $data['selectedID'], $_SESSION['tableID']);</text:p>
      <text:p text:style-name="Standard"/>
      <text:p text:style-name="Standard">D. Do 'find in files' for:</text:p>
      <text:p text:style-name="Standard"/>
      <text:p text:style-name="Quellcode">after_update($data, $memberInfo, &amp;$args){</text:p>
      <text:p text:style-name="Standard"/>
      <text:p text:style-name="Standard">and replace with:</text:p>
      <text:p text:style-name="Standard"/>
      <text:p text:style-name="P6">after_update($data, $memberInfo, &amp;$args){</text:p>
      <text:p text:style-name="P6">table_after_change($_SESSION ['dbase'], $_SESSION['tablenam'], $memberInfo['username'], $memberInfo['IP'], $data['selectedID'], $_SESSION['tableID'], "UPDATE");</text:p>
      <text:p text:style-name="Standard"/>
      <text:p text:style-name="Standard">E. Do 'find in files' for:</text:p>
      <text:p text:style-name="Standard"/>
      <text:p text:style-name="Quellcode">before_delete($selectedID, &amp;$skipChecks, $memberInfo, &amp;$args){</text:p>
      <text:p text:style-name="Standard"/>
      <text:p text:style-name="Standard">and replace with:</text:p>
      <text:p text:style-name="Standard"/>
      <text:p text:style-name="P6">before_delete($selectedID, &amp;$skipChecks, $memberInfo, &amp;$args){</text:p>
      <text:p text:style-name="P6">table_before_change($_SESSION['tablenam'], $selectedID, $_SESSION['tableID']);</text:p>
      <text:p text:style-name="Standard"/>
      <text:p text:style-name="Standard">F. Do 'find in files' for:</text:p>
      <text:p text:style-name="Standard"/>
      <text:p text:style-name="Quellcode">after_delete($selectedID, $memberInfo, &amp;$args){</text:p>
      <text:p text:style-name="Standard"/>
      <text:p text:style-name="Standard">and replace with:</text:p>
      <text:p text:style-name="Standard"/>
      <text:p text:style-name="P6">after_delete($selectedID, $memberInfo, &amp;$args){</text:p>
      <text:p text:style-name="P6">table_after_change($_SESSION ['dbase'], $_SESSION['tablenam'], $memberInfo['username'], $memberInfo['IP'], $selectedID, $_SESSION['tableID'], "DELETION");</text:p>
      <text:p text:style-name="Standard"/>
      <text:p text:style-name="P9">Remember to copy the files from the temp directory created in Note 3 back to the original Hooks <text:span text:style-name="T13">f</text:span>older!<text:line-break/><text:line-break/><text:span text:style-name="ScriptName">AuditLog</text:span> should now be working! <text:span text:style-name="T8">U</text:span>sing this technique will allow you to keep other modifications made to the Hooks folder.</text:p>
      <text:h text:style-name="Heading_20_2" text:outline-level="2">Documenting changes for another table, <text:span text:style-name="T14">Audit_Manually</text:span></text:h>
      <text:p text:style-name="P11"><text:span text:style-name="T14">In version 1.7 of this script a new function was introduced: </text:span><text:span text:style-name="T12">Audit_Manually</text:span></text:p>
      <text:p text:style-name="P9"><text:span text:style-name="T14">The function allows to m</text:span>anual add to Auditor-<text:span text:style-name="T14">t</text:span>able (and/or save old value to session variable).</text:p>
      <text:p text:style-name="P9">This is useful, in case you have table TA and table TB. TB is a child of TA (holds the foreign key of TA). The user does something in table TB. Following this change, you <text:span text:style-name="T14">(your application)</text:span> do some <text:soft-page-break/>action to the parent<text:span text:style-name="T14">(!</text:span>) record in TA. If you want to add this action (done to a record in TA) also to the audit log, you use this function.</text:p>
      <text:p text:style-name="Standard">Example setting - you need to place the code in the correct functions! (maybe before_insert, after_insert, before_delete, after_delete):</text:p>
      <text:p text:style-name="Standard">TA has primary key field pkA. User is working in TB with parent record pkA=5 ($valueOfpkA)</text:p>
      <text:p text:style-name="Standard">Now the field TA.LogEdit ($fieldName) should be changed, once something in table TB happens</text:p>
      <text:p text:style-name="P9"><text:line-break/>Yours, <text:span text:style-name="T13">Olaf &amp; </text:span>primitive_man<text:line-break/>Discussions about this: <text:a xlink:type="simple" xlink:href="http://forums.appgini.com/phpbb/viewtopic.php?f=4&amp;t=1369" text:style-name="Internet_20_link" text:visited-style-name="Visited_20_Internet_20_Link">Here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Times New Roman1" svg:font-family="'Times New Roman'"/>
    <style:font-face style:name="Times New Roman" svg:font-family="'Times New Roman'" style:font-family-generic="roman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adornments="Standard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" style:font-family-asian="NSimSun" style:font-family-generic-asian="system" style:font-pitch-asian="variable" style:font-size-asian="10pt" style:font-weight-asian="bold" style:font-name-complex="Lucida Sans" style:font-family-complex="'Lucida Sans'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 style:master-page-name="">
      <style:paragraph-properties style:page-number="auto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variant="small-caps"/>
    </style:style>
    <style:style style:name="Footer" style:family="paragraph" style:parent-style-name="Header_20_and_20_Footer" style:class="extra" style:master-page-name="">
      <style:paragraph-properties fo:text-align="center" style:justify-single-word="false" style:page-number="auto"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rick" style:family="paragraph" style:parent-style-name="Standard">
      <style:paragraph-properties fo:margin-left="1cm" fo:margin-right="0cm" fo:text-indent="0cm" style:auto-text-indent="false" fo:padding="0.049cm" fo:border="0.99pt dotted #00a933"/>
    </style:style>
    <style:style style:name="Quellcode" style:family="paragraph" style:parent-style-name="Text_20_body" style:master-page-name="">
      <style:paragraph-properties fo:margin-left="1cm" fo:margin-right="1cm" fo:margin-top="0cm" fo:margin-bottom="0cm" style:contextual-spacing="false" fo:line-height="100%" fo:text-indent="0cm" style:auto-text-indent="false" style:page-number="auto" fo:padding="0.049cm" fo:border-left="0.06pt solid #ff7b59" fo:border-right="none" fo:border-top="none" fo:border-bottom="none"/>
      <style:text-properties style:font-name="Courier New" fo:font-family="'Courier New'" style:font-style-name="Standard" style:font-family-generic="modern" style:font-pitch="fixed" fo:font-size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inweis" style:family="text">
      <style:text-properties fo:color="#ff0000" loext:opacity="100%" fo:language="en" fo:country="US" fo:font-weight="bold" fo:background-color="#ffffd7"/>
    </style:style>
    <style:style style:name="ScriptName" style:family="text">
      <style:text-properties fo:language="en" fo:country="US" fo:font-style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39134" officeooo:paragraph-rsid="00139134"/>
    </style:style>
    <style:style style:name="MT1" style:family="text">
      <style:text-properties officeooo:rsid="001c8f98"/>
    </style:style>
    <style:style style:name="MT2" style:family="text">
      <style:text-properties officeooo:rsid="00139134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Audit Log (v1.7<text:span text:style-name="MT1">1</text:span>)</text:p>
      </style:header>
      <style:footer>
        <text:p text:style-name="Footer">Page <text:page-number text:select-page="current">5</text:page-number><text:s/>of <text:page-count>5</text:page-count></text:p>
        <text:p text:style-name="Footer">Created by Olaf Nöhring, 2021-01-1<text:span text:style-name="MT2">9</text:span>, <text:a xlink:type="simple" xlink:href="https://datenbank-projekt.de/" text:style-name="Internet_20_link" text:visited-style-name="Visited_20_Internet_20_Link">https://datenbank-projekt.de</text:a> 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O N</meta:initial-creator>
    <meta:creation-date>2021-01-19T09:56:39.833000000</meta:creation-date>
    <dc:date>2021-01-19T12:34:38.107000000</dc:date>
    <dc:creator>O N</dc:creator>
    <meta:editing-duration>PT22M43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5" meta:paragraph-count="85" meta:word-count="1149" meta:character-count="8119" meta:non-whitespace-character-count="7043"/>
  </office:meta>
</office:document-meta>
</file>